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7000002DE0C7B916F7B1F1C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3.12cm" fo:min-width="32.0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34cm" fo:min-width="3.723cm"/>
    </style:style>
    <style:style style:name="gr4" style:family="graphic" style:parent-style-name="standard">
      <style:graphic-properties draw:textarea-horizontal-align="justify" draw:textarea-vertical-align="middle" draw:auto-grow-height="false" fo:min-height="17.336cm" fo:min-width="3.723cm"/>
    </style:style>
    <style:style style:name="gr5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fill="solid" draw:fill-color="#00b6bd" draw:textarea-horizontal-align="justify" draw:textarea-vertical-align="middle" draw:auto-grow-height="false" fo:min-height="3.47cm" fo:min-width="3.723cm"/>
    </style:style>
    <style:style style:name="gr7" style:family="graphic" style:parent-style-name="standard">
      <style:graphic-properties draw:fill="solid" draw:fill-color="#c2e0ae" draw:textarea-horizontal-align="justify" draw:textarea-vertical-align="middle" draw:auto-grow-height="false" fo:min-height="0.512cm" fo:min-width="17.1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b6bd"/>
      <style:paragraph-properties fo:text-align="center"/>
    </style:style>
    <style:style style:name="P5" style:family="paragraph">
      <loext:graphic-properties draw:fill="solid" draw:fill-color="#c2e0a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2.512cm" svg:height="23.37cm" svg:x="-1.27cm" svg:y="-1.272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8.689cm" svg:height="15.749cm" svg:x="4.425cm" svg:y="2.793cm">
          <draw:image xlink:href="Pictures/1000000000000367000002DE0C7B916F7B1F1C8B.png" xlink:type="simple" xlink:show="embed" xlink:actuate="onLoad">
            <text:p/>
          </draw:image>
        </draw:frame>
        <draw:custom-shape draw:style-name="gr3" draw:text-style-name="P1" draw:layer="layout" svg:width="4.223cm" svg:height="1.784cm" svg:x="12.834cm" svg:y="13.262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23cm" svg:height="17.586cm" svg:x="25.503cm" svg:y="-2.54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23cm" svg:height="1.784cm" svg:x="21.28cm" svg:y="13.262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23cm" svg:height="1.784cm" svg:x="17.057cm" svg:y="13.262cm">
          <text:p text:style-name="P1"><text:s/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938cm" svg:y1="14.986cm" svg:x2="28.702cm" svg:y2="-5.842cm">
          <text:p/>
        </draw:line>
        <draw:custom-shape draw:style-name="gr6" draw:text-style-name="P4" draw:layer="layout" svg:width="4.223cm" svg:height="3.72cm" svg:x="8.586cm" svg:y="9.477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23cm" svg:height="3.72cm" svg:x="8.586cm" svg:y="5.757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23cm" svg:height="3.72cm" svg:x="8.586cm" svg:y="2.032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23cm" svg:height="3.72cm" svg:x="8.586cm" svg:y="-1.68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23cm" svg:height="3.72cm" svg:x="8.586cm" svg:y="-5.40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7.685cm" svg:height="0.762cm" svg:x="11.779cm" svg:y="-2.45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08cm" svg:height="0.962cm" svg:x="6.604cm" svg:y="1.524cm">
          <draw:text-box>
            <text:p>1.75</text:p>
          </draw:text-box>
        </draw:frame>
        <draw:frame draw:style-name="gr8" draw:text-style-name="P6" draw:layer="layout" svg:width="5.08cm" svg:height="0.962cm" svg:x="6.604cm" svg:y="-1.47cm">
          <draw:text-box>
            <text:p>1.8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0T16:06:13.873778140</meta:creation-date>
    <dc:date>2020-01-10T16:28:46.318619568</dc:date>
    <meta:editing-duration>PT12M11S</meta:editing-duration>
    <meta:editing-cycles>2</meta:editing-cycles>
    <meta:generator>LibreOffice/6.0.7.3$Linux_X86_64 LibreOffice_project/00m0$Build-3</meta:generator>
    <meta:document-statistic meta:object-count="38"/>
  </office:meta>
</office:document-meta>
</file>